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1.4811in"/>
    </style:style>
    <style:style style:name="co5" style:family="table-column">
      <style:table-column-properties fo:break-before="auto" style:column-width="0.1953in"/>
    </style:style>
    <style:style style:name="co6" style:family="table-column">
      <style:table-column-properties fo:break-before="auto" style:column-width="1.4366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0.5264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Angle</text:p>
          </table:table-cell>
          <table:table-cell table:formula="of:=PI()/4" office:value-type="float" office:value="0.785398163397448" calcext:value-type="float">
            <text:p>0.78539816339744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or y-1m</text:p>
          </table:table-cell>
          <table:table-cell table:number-columns-repeated="9"/>
          <table:table-cell office:value-type="string" calcext:value-type="string">
            <text:p>For y1m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COS([.C1])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SIN([.C1])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D3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3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-SIN([.C1])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COS([.C1])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D5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5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r y-1_5m</text:p>
          </table:table-cell>
          <table:table-cell table:number-columns-repeated="9"/>
          <table:table-cell office:value-type="string" calcext:value-type="string">
            <text:p>For y1_5m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3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3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D11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11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3"/>
          <table:table-cell table:formula="of:=[.D5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5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D13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13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r y-1_5m__x0_5m</text:p>
          </table:table-cell>
          <table:table-cell table:number-columns-repeated="9"/>
          <table:table-cell office:value-type="string" calcext:value-type="string">
            <text:p>For y1_5m__x0_5m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1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11]" office:value-type="float" office:value="0.707106781186548" calcext:value-type="float">
            <text:p>0.707106781186548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formula="of:=[.D19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19]" office:value-type="float" office:value="0.707106781186548" calcext:value-type="float">
            <text:p>0.70710678118654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3"/>
          <table:table-cell table:formula="of:=[.D13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13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D21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21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r y-1m__x1_5m</text:p>
          </table:table-cell>
          <table:table-cell table:number-columns-repeated="9"/>
          <table:table-cell office:value-type="string" calcext:value-type="string">
            <text:p>For y1m__x1_5m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9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19]" office:value-type="float" office:value="0.707106781186548" calcext:value-type="float">
            <text:p>0.707106781186548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formula="of:=[.D27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27]" office:value-type="float" office:value="0.707106781186548" calcext:value-type="float">
            <text:p>0.70710678118654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21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21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D29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29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r y-1m__x-1_5m</text:p>
          </table:table-cell>
          <table:table-cell table:number-columns-repeated="9"/>
          <table:table-cell office:value-type="string" calcext:value-type="string">
            <text:p>For y1m__x-1_5m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27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27]" office:value-type="float" office:value="0.707106781186548" calcext:value-type="float">
            <text:p>0.707106781186548</text:p>
          </table:table-cell>
          <table:table-cell office:value-type="float" office:value="-1.5" calcext:value-type="float">
            <text:p>-1.5</text:p>
          </table:table-cell>
          <table:table-cell table:number-columns-repeated="6"/>
          <table:table-cell table:formula="of:=[.D35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35]" office:value-type="float" office:value="0.707106781186548" calcext:value-type="float">
            <text:p>0.707106781186548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29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29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D37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37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r y-3m</text:p>
          </table:table-cell>
          <table:table-cell table:number-columns-repeated="9"/>
          <table:table-cell office:value-type="string" calcext:value-type="string">
            <text:p>For y3m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35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35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D43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37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37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D45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45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r y-3m_x1_5m</text:p>
          </table:table-cell>
          <table:table-cell table:number-columns-repeated="9"/>
          <table:table-cell office:value-type="string" calcext:value-type="string">
            <text:p>For y3m_x1_5m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43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0.707106781186548" calcext:value-type="float">
            <text:p>0.707106781186548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formula="of:=[.D51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51]" office:value-type="float" office:value="0.707106781186548" calcext:value-type="float">
            <text:p>0.70710678118654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45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45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D53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53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r y-3m_x-1_5m</text:p>
          </table:table-cell>
          <table:table-cell table:number-columns-repeated="9"/>
          <table:table-cell office:value-type="string" calcext:value-type="string">
            <text:p>For y3m_x-1_5m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51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51]" office:value-type="float" office:value="0.707106781186548" calcext:value-type="float">
            <text:p>0.707106781186548</text:p>
          </table:table-cell>
          <table:table-cell office:value-type="float" office:value="-1.5" calcext:value-type="float">
            <text:p>-1.5</text:p>
          </table:table-cell>
          <table:table-cell table:number-columns-repeated="6"/>
          <table:table-cell table:formula="of:=[.D59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formula="of:=[.F59]" office:value-type="float" office:value="0.707106781186548" calcext:value-type="float">
            <text:p>0.707106781186548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53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53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D61]" office:value-type="float" office:value="-0.707106781186548" calcext:value-type="float">
            <text:p>-0.707106781186548</text:p>
          </table:table-cell>
          <table:table-cell office:value-type="float" office:value="0" calcext:value-type="float">
            <text:p>0</text:p>
          </table:table-cell>
          <table:table-cell table:formula="of:=[.F61]"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6:30:39.255246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7:13:48.213234080</meta:creation-date>
    <dc:date>2025-11-26T16:35:04.435533425</dc:date>
    <meta:editing-duration>PT2H38M12S</meta:editing-duration>
    <meta:editing-cycles>12</meta:editing-cycles>
    <meta:generator>LibreOffice/24.2.7.2$Linux_X86_64 LibreOffice_project/420$Build-2</meta:generator>
    <meta:document-statistic meta:table-count="1" meta:cell-count="290" meta:object-count="0"/>
  </office:meta>
</office:document-meta>
</file>